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normal" style:font-size-asian="11pt" style:font-weight-asian="normal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fo:font-weight="normal" style:font-size-asian="11pt" style:font-weight-asian="normal"/>
    </style:style>
    <style:style style:name="T3" style:family="text">
      <style:text-properties fo:color="#000000" loext:opacity="100%" style:font-name="Menlo-Bold" fo:font-size="11pt" fo:font-weight="bold" style:font-size-asian="11pt" style:font-weight-asian="bold"/>
    </style:style>
    <style:style style:name="T4" style:family="text">
      <style:text-properties fo:color="#2fb41d" loext:opacity="100%" style:font-name="Menlo-Bold" fo:font-size="11pt" fo:font-weight="bold" style:font-size-asian="11pt" style:font-weight-asian="bold"/>
    </style:style>
    <style:style style:name="T5" style:family="text">
      <style:text-properties fo:color="#400bd9" loext:opacity="100%" style:font-name="Menlo-Bold" fo:font-size="11pt" fo:font-weight="bold" style:font-size-asian="11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st login: Sun Jan <text:s/>8 10:54:00 on console</text:span></text:p>
      <text:p text:style-name="P2"/>
      <text:p text:style-name="P1"><text:span text:style-name="T1">The default interactive shell is now zsh.</text:span></text:p>
      <text:p text:style-name="P1"><text:span text:style-name="T1">To update your account to use zsh, please run `chsh -s /bin/zsh`.</text:span></text:p>
      <text:p text:style-name="P1"><text:span text:style-name="T1">For more details, please visit https://support.apple.com/kb/HT208050.</text:span></text:p>
      <text:p text:style-name="P1"><text:span text:style-name="T1">swarnavs-MacBook-Air:~ swarnavpaul$ sudu su -</text:span></text:p>
      <text:p text:style-name="P1"><text:span text:style-name="T1">-bash: sudu: command not found</text:span></text:p>
      <text:p text:style-name="P1"><text:span text:style-name="T1">swarnavs-MacBook-Air:~ swarnavpaul$ hostname</text:span></text:p>
      <text:p text:style-name="P1"><text:span text:style-name="T1">swarnavs-MacBook-Air.local</text:span></text:p>
      <text:p text:style-name="P1"><text:span text:style-name="T1">swarnavs-MacBook-Air:~ swarnavpaul$ bash</text:span></text:p>
      <text:p text:style-name="P1"><text:span text:style-name="T1">bash-5.2$ cd ~/devops/provision/vagrant/ubuntu</text:span></text:p>
      <text:p text:style-name="P1"><text:span text:style-name="T1">bash-5.2$ pwd</text:span></text:p>
      <text:p text:style-name="P1"><text:span text:style-name="T1">/Users/swarnavpaul/devops/provision/vagrant/ubuntu</text:span></text:p>
      <text:p text:style-name="P1"><text:span text:style-name="T1">bash-5.2$ ls</text:span></text:p>
      <text:p text:style-name="P1"><text:span text:style-name="T1">Vagrantfile</text:span></text:p>
      <text:p text:style-name="P1"><text:span text:style-name="T1">ubuntu-xenial-16.04-cloudimg-console.log</text:span></text:p>
      <text:p text:style-name="P1"><text:span text:style-name="T1">bash-5.2$ code Vagrantfile </text:span></text:p>
      <text:p text:style-name="P1"><text:span text:style-name="T1">bash-5.2$ vagrant box list</text:span></text:p>
      <text:p text:style-name="P1"><text:span text:style-name="T1">centos/7 <text:s text:c="7"/>(virtualbox, 2004.01)</text:span></text:p>
      <text:p text:style-name="P1"><text:span text:style-name="T1">ubuntu/xenial64 (virtualbox, 20211001.0.0)</text:span></text:p>
      <text:p text:style-name="P1"><text:span text:style-name="T1">bash-5.2$ vagrant box add generic/ubuntu1804</text:span></text:p>
      <text:p text:style-name="P1"><text:span text:style-name="T3">==&gt; box: Loading metadata for box 'generic/ubuntu1804'</text:span></text:p>
      <text:p text:style-name="P1"><text:span text:style-name="T2"><text:s text:c="4"/>box: URL: https://vagrantcloud.com/generic/ubuntu1804</text:span></text:p>
      <text:p text:style-name="P1"><text:span text:style-name="T2">This box can work with multiple providers! The providers that it</text:span></text:p>
      <text:p text:style-name="P1"><text:span text:style-name="T2">can work with are listed below. Please review the list and choose</text:span></text:p>
      <text:p text:style-name="P1"><text:span text:style-name="T2">the provider you will be working with.</text:span></text:p>
      <text:p text:style-name="P3"/>
      <text:p text:style-name="P1"><text:span text:style-name="T2">1) hyperv</text:span></text:p>
      <text:p text:style-name="P1"><text:span text:style-name="T2">2) libvirt</text:span></text:p>
      <text:p text:style-name="P1"><text:span text:style-name="T2">3) parallels</text:span></text:p>
      <text:p text:style-name="P1"><text:span text:style-name="T2">4) virtualbox</text:span></text:p>
      <text:p text:style-name="P1"><text:span text:style-name="T2">5) vmware_desktop</text:span></text:p>
      <text:p text:style-name="P3"/>
      <text:p text:style-name="P1"><text:span text:style-name="T2">Enter your choice: 4</text:span></text:p>
      <text:p text:style-name="P1"><text:span text:style-name="T3">==&gt; box: Adding box 'generic/ubuntu1804' (v4.2.8) for provider: virtualbox</text:span></text:p>
      <text:p text:style-name="P1"><text:span text:style-name="T2"><text:s text:c="4"/>box: Downloading: https://vagrantcloud.com/generic/boxes/ubuntu1804/versions/4.2.8/providers/virtualbox.box</text:span></text:p>
      <text:p text:style-name="P1"><text:span text:style-name="T2"><text:s text:c="4"/>box: Calculating and comparing box checksum...</text:span></text:p>
      <text:p text:style-name="P1"><text:span text:style-name="T4">==&gt; box: Successfully added box 'generic/ubuntu1804' (v4.2.8) for 'virtualbox'!</text:span></text:p>
      <text:p text:style-name="P1"><text:span text:style-name="T2">bash-5.2$ code Vagrantfile </text:span></text:p>
      <text:p text:style-name="P1"><text:span text:style-name="T2">bash-5.2$ vagrant status</text:span></text:p>
      <text:p text:style-name="P1"><text:span text:style-name="T2">Current machine states:</text:span></text:p>
      <text:p text:style-name="P3"/>
      <text:p text:style-name="P1"><text:span text:style-name="T2">default <text:s text:c="18"/>poweroff (virtualbox)</text:span></text:p>
      <text:p text:style-name="P3"/>
      <text:p text:style-name="P1"><text:span text:style-name="T2">The VM is powered off. To restart the VM, simply run `vagrant up`</text:span></text:p>
      <text:p text:style-name="P1"><text:span text:style-name="T2">bash-5.2$ vagrant destroy -f</text:span></text:p>
      <text:p text:style-name="P1"><text:span text:style-name="T3">==&gt; default: Destroying VM and associated drives...</text:span></text:p>
      <text:p text:style-name="P1"><text:span text:style-name="T2">bash-5.2$ vagrant box list</text:span></text:p>
      <text:p text:style-name="P1"><text:span text:style-name="T2">centos/7 <text:s text:c="10"/>(virtualbox, 2004.01)</text:span></text:p>
      <text:p text:style-name="P1"><text:span text:style-name="T2">generic/ubuntu1804 (virtualbox, 4.2.8)</text:span></text:p>
      <text:p text:style-name="P1"><text:span text:style-name="T2">ubuntu/xenial64 <text:s text:c="3"/>(virtualbox, 20211001.0.0)</text:span></text:p>
      <text:p text:style-name="P1"><text:span text:style-name="T2">bash-5.2$ vagrant up</text:span></text:p>
      <text:p text:style-name="P1"><text:soft-page-break/><text:span text:style-name="T2">Bringing machine 'default' up with 'virtualbox' provider...</text:span></text:p>
      <text:p text:style-name="P1"><text:span text:style-name="T3">==&gt; default: Importing base box 'generic/ubuntu1804'...</text:span></text:p>
      <text:p text:style-name="P1"><text:span text:style-name="T3">==&gt; default: Matching MAC address for NAT networking...</text:span></text:p>
      <text:p text:style-name="P1"><text:span text:style-name="T3">==&gt; default: Checking if box 'generic/ubuntu1804' version '4.2.8' is up to date...</text:span></text:p>
      <text:p text:style-name="P1"><text:span text:style-name="T3">==&gt; default: Setting the name of the VM: ubuntu_default_1673156206819_29824</text:span></text:p>
      <text:p text:style-name="P1"><text:span text:style-name="T3">==&gt; default: Clearing any previously set network interfaces...</text:span></text:p>
      <text:p text:style-name="P1"><text:span text:style-name="T3">==&gt; default: Preparing network interfaces based on configuration...</text:span></text:p>
      <text:p text:style-name="P1"><text:span text:style-name="T2"><text:s text:c="4"/>default: Adapter 1: nat</text:span></text:p>
      <text:p text:style-name="P1"><text:span text:style-name="T3">==&gt; default: Forwarding ports...</text:span></text:p>
      <text:p text:style-name="P1"><text:span text:style-name="T2"><text:s text:c="4"/>default: 22 (guest) =&gt; 2222 (host) (adapter 1)</text:span></text:p>
      <text:p text:style-name="P1"><text:span text:style-name="T3">==&gt; default: Running 'pre-boot' VM customizations...</text:span></text:p>
      <text:p text:style-name="P1"><text:span text:style-name="T3">==&gt; default: Booting VM...</text:span></text:p>
      <text:p text:style-name="P1"><text:span text:style-name="T3">==&gt; default: Waiting for machine to boot. This may take a few minutes...</text:span></text:p>
      <text:p text:style-name="P1"><text:span text:style-name="T2"><text:s text:c="4"/>default: SSH address: 127.0.0.1:2222</text:span></text:p>
      <text:p text:style-name="P1"><text:span text:style-name="T2"><text:s text:c="4"/>default: SSH username: vagrant</text:span></text:p>
      <text:p text:style-name="P1"><text:span text:style-name="T2"><text:s text:c="4"/>default: SSH auth method: private key</text:span></text:p>
      <text:p text:style-name="P1"><text:span text:style-name="T2"><text:s text:c="4"/>default: Warning: Connection reset. Retrying...</text:span></text:p>
      <text:p text:style-name="P1"><text:span text:style-name="T2"><text:s text:c="4"/>default: Warning: Remote connection disconnect. Retrying...</text:span></text:p>
      <text:p text:style-name="P1"><text:span text:style-name="T2"><text:s text:c="4"/>default: </text:span></text:p>
      <text:p text:style-name="P1"><text:span text:style-name="T2"><text:s text:c="4"/>default: Vagrant insecure key detected. Vagrant will automatically replace</text:span></text:p>
      <text:p text:style-name="P1"><text:span text:style-name="T2"><text:s text:c="4"/>default: this with a newly generated keypair for better security.</text:span></text:p>
      <text:p text:style-name="P1"><text:span text:style-name="T2"><text:s text:c="4"/>default: </text:span></text:p>
      <text:p text:style-name="P1"><text:span text:style-name="T2"><text:s text:c="4"/>default: Inserting generated public key within guest...</text:span></text:p>
      <text:p text:style-name="P1"><text:span text:style-name="T2"><text:s text:c="4"/>default: Removing insecure key from the guest if it's present...</text:span></text:p>
      <text:p text:style-name="P1"><text:span text:style-name="T2"><text:s text:c="4"/>default: Key inserted! Disconnecting and reconnecting using new SSH key...</text:span></text:p>
      <text:p text:style-name="P1"><text:span text:style-name="T3">==&gt; default: Machine booted and ready!</text:span></text:p>
      <text:p text:style-name="P1"><text:span text:style-name="T3">==&gt; default: Checking for guest additions in VM...</text:span></text:p>
      <text:p text:style-name="P1"><text:span text:style-name="T2"><text:s text:c="4"/>default: The guest additions on this VM do not match the installed version of</text:span></text:p>
      <text:p text:style-name="P1"><text:span text:style-name="T2"><text:s text:c="4"/>default: VirtualBox! In most cases this is fine, but in rare cases it can</text:span></text:p>
      <text:p text:style-name="P1"><text:span text:style-name="T2"><text:s text:c="4"/>default: prevent things such as shared folders from working properly. If you see</text:span></text:p>
      <text:p text:style-name="P1"><text:span text:style-name="T2"><text:s text:c="4"/>default: shared folder errors, please make sure the guest additions within the</text:span></text:p>
      <text:p text:style-name="P1"><text:span text:style-name="T2"><text:s text:c="4"/>default: virtual machine match the version of VirtualBox you have installed on</text:span></text:p>
      <text:p text:style-name="P1"><text:span text:style-name="T2"><text:s text:c="4"/>default: your host and reload your VM.</text:span></text:p>
      <text:p text:style-name="P1"><text:span text:style-name="T2"><text:s text:c="4"/>default: </text:span></text:p>
      <text:p text:style-name="P1"><text:span text:style-name="T2"><text:s text:c="4"/>default: Guest Additions Version: 5.2.42</text:span></text:p>
      <text:p text:style-name="P1"><text:span text:style-name="T2"><text:s text:c="4"/>default: VirtualBox Version: 7.0</text:span></text:p>
      <text:p text:style-name="P1"><text:span text:style-name="T2">bash-5.2$ vagrant status</text:span></text:p>
      <text:p text:style-name="P1"><text:span text:style-name="T2">Current machine states:</text:span></text:p>
      <text:p text:style-name="P3"/>
      <text:p text:style-name="P1"><text:span text:style-name="T2">default <text:s text:c="18"/>running (virtualbox)</text:span></text:p>
      <text:p text:style-name="P3"/>
      <text:p text:style-name="P1"><text:span text:style-name="T2">The VM is running. To stop this VM, you can run `vagrant halt` to</text:span></text:p>
      <text:p text:style-name="P1"><text:span text:style-name="T2">shut it down forcefully, or you can run `vagrant suspend` to simply</text:span></text:p>
      <text:p text:style-name="P1"><text:span text:style-name="T2">suspend the virtual machine. In either case, to restart it again,</text:span></text:p>
      <text:p text:style-name="P1"><text:span text:style-name="T2">simply run `vagrant up`.</text:span></text:p>
      <text:p text:style-name="P1"><text:span text:style-name="T2">bash-5.2$ vagrant ssh</text:span></text:p>
      <text:p text:style-name="P1"><text:span text:style-name="T4">vagrant@ubuntu1804</text:span><text:span text:style-name="T2">:</text:span><text:span text:style-name="T5">~</text:span><text:span text:style-name="T2">$ sudo su -</text:span></text:p>
      <text:p text:style-name="P1"><text:soft-page-break/><text:span text:style-name="T4">root@ubuntu1804</text:span><text:span text:style-name="T2">:</text:span><text:span text:style-name="T5">~</text:span><text:span text:style-name="T2"># cat /etc/*release</text:span></text:p>
      <text:p text:style-name="P1"><text:span text:style-name="T2">DISTRIB_ID=Ubuntu</text:span></text:p>
      <text:p text:style-name="P1"><text:span text:style-name="T2">DISTRIB_RELEASE=18.04</text:span></text:p>
      <text:p text:style-name="P1"><text:span text:style-name="T2">DISTRIB_CODENAME=bionic</text:span></text:p>
      <text:p text:style-name="P1"><text:span text:style-name="T2">DISTRIB_DESCRIPTION="Ubuntu 18.04.6 LTS"</text:span></text:p>
      <text:p text:style-name="P1"><text:span text:style-name="T2">NAME="Ubuntu"</text:span></text:p>
      <text:p text:style-name="P1"><text:span text:style-name="T2">VERSION="18.04.6 LTS (Bionic Beaver)"</text:span></text:p>
      <text:p text:style-name="P1"><text:span text:style-name="T2">ID=ubuntu</text:span></text:p>
      <text:p text:style-name="P1"><text:span text:style-name="T2">ID_LIKE=debian</text:span></text:p>
      <text:p text:style-name="P1"><text:span text:style-name="T2">PRETTY_NAME="Ubuntu 18.04.6 LTS"</text:span></text:p>
      <text:p text:style-name="P1"><text:span text:style-name="T2">VERSION_ID="18.04"</text:span></text:p>
      <text:p text:style-name="P1"><text:span text:style-name="T2">HOME_URL="https://www.ubuntu.com/"</text:span></text:p>
      <text:p text:style-name="P1"><text:span text:style-name="T2">SUPPORT_URL="https://help.ubuntu.com/"</text:span></text:p>
      <text:p text:style-name="P1"><text:span text:style-name="T2">BUG_REPORT_URL="https://bugs.launchpad.net/ubuntu/"</text:span></text:p>
      <text:p text:style-name="P1"><text:span text:style-name="T2">PRIVACY_POLICY_URL="https://www.ubuntu.com/legal/terms-and-policies/privacy-policy"</text:span></text:p>
      <text:p text:style-name="P1"><text:span text:style-name="T2">VERSION_CODENAME=bionic</text:span></text:p>
      <text:p text:style-name="P1"><text:span text:style-name="T2">UBUNTU_CODENAME=bionic</text:span></text:p>
      <text:p text:style-name="P1"><text:span text:style-name="T4">root@ubuntu1804</text:span><text:span text:style-name="T2">:</text:span><text:span text:style-name="T5">~</text:span><text:span text:style-name="T2"># curl -fsSL https://test.docker.com -o test-docker.sh</text:span></text:p>
      <text:p text:style-name="P1"><text:span text:style-name="T4">root@ubuntu1804</text:span><text:span text:style-name="T2">:</text:span><text:span text:style-name="T5">~</text:span><text:span text:style-name="T2"># systemctl is-active docker</text:span></text:p>
      <text:p text:style-name="P1"><text:span text:style-name="T2">inactive</text:span></text:p>
      <text:p text:style-name="P1"><text:span text:style-name="T4">root@ubuntu1804</text:span><text:span text:style-name="T2">:</text:span><text:span text:style-name="T5">~</text:span><text:span text:style-name="T2"># sh test-docker.sh </text:span></text:p>
      <text:p text:style-name="P1"><text:span text:style-name="T2"># Executing docker install script, commit: 4f282167c425347a931ccfd95cc91fab041d414f</text:span></text:p>
      <text:p text:style-name="P1"><text:span text:style-name="T2">+ sh -c apt-get update -qq &gt;/dev/null</text:span></text:p>
      <text:p text:style-name="P1"><text:span text:style-name="T2">+ sh -c DEBIAN_FRONTEND=noninteractive apt-get install -y -qq apt-transport-https ca-certificates curl &gt;/dev/null</text:span></text:p>
      <text:p text:style-name="P1"><text:span text:style-name="T2">+ sh -c mkdir -p /etc/apt/keyrings &amp;&amp; chmod -R 0755 /etc/apt/keyrings</text:span></text:p>
      <text:p text:style-name="P1"><text:span text:style-name="T2">+ sh -c curl -fsSL "https://download.docker.com/linux/ubuntu/gpg" | gpg --dearmor --yes -o /etc/apt/keyrings/docker.gpg</text:span></text:p>
      <text:p text:style-name="P1"><text:span text:style-name="T2">+ sh -c chmod a+r /etc/apt/keyrings/docker.gpg</text:span></text:p>
      <text:p text:style-name="P1"><text:span text:style-name="T2">+ sh -c echo "deb [arch=amd64 signed-by=/etc/apt/keyrings/docker.gpg] https://download.docker.com/linux/ubuntu bionic test" &gt; /etc/apt/sources.list.d/docker.list</text:span></text:p>
      <text:p text:style-name="P1"><text:span text:style-name="T2">+ sh -c apt-get update -qq &gt;/dev/null</text:span></text:p>
      <text:p text:style-name="P1"><text:span text:style-name="T2">+ sh -c DEBIAN_FRONTEND=noninteractive apt-get install -y -qq --no-install-recommends docker-ce docker-ce-cli containerd.io docker-compose-plugin docker-scan-plugin docker-buildx-plugin &gt;/dev/null</text:span></text:p>
      <text:p text:style-name="P1"><text:span text:style-name="T2">+ version_gte 20.10</text:span></text:p>
      <text:p text:style-name="P1"><text:span text:style-name="T2">+ [ -z <text:s/>]</text:span></text:p>
      <text:p text:style-name="P1"><text:span text:style-name="T2">+ return 0</text:span></text:p>
      <text:p text:style-name="P1"><text:span text:style-name="T2">+ sh -c DEBIAN_FRONTEND=noninteractive apt-get install -y -qq docker-ce-rootless-extras &gt;/dev/null</text:span></text:p>
      <text:p text:style-name="P1"><text:span text:style-name="T2">+ sh -c docker version</text:span></text:p>
      <text:p text:style-name="P1"><text:span text:style-name="T2">Client: Docker Engine - Community</text:span></text:p>
      <text:p text:style-name="P1"><text:span text:style-name="T2"><text:s/>Version: <text:s text:c="10"/>23.0.0-rc.1</text:span></text:p>
      <text:p text:style-name="P1"><text:span text:style-name="T2"><text:s/>API version: <text:s text:c="6"/>1.42</text:span></text:p>
      <text:p text:style-name="P1"><text:span text:style-name="T2"><text:s/>Go version: <text:s text:c="7"/>go1.19.4</text:span></text:p>
      <text:p text:style-name="P1"><text:span text:style-name="T2"><text:s/>Git commit: <text:s text:c="7"/>139e924</text:span></text:p>
      <text:p text:style-name="P1"><text:span text:style-name="T2"><text:s/>Built: <text:s text:c="12"/>Thu Dec 22 23:36:50 2022</text:span></text:p>
      <text:p text:style-name="P1"><text:span text:style-name="T2"><text:s/>OS/Arch: <text:s text:c="10"/>linux/amd64</text:span></text:p>
      <text:p text:style-name="P1"><text:span text:style-name="T2"><text:s/>Context: <text:s text:c="10"/>default</text:span></text:p>
      <text:p text:style-name="P3"/>
      <text:p text:style-name="P1"><text:span text:style-name="T2">Server: Docker Engine - Community</text:span></text:p>
      <text:p text:style-name="P1"><text:span text:style-name="T2"><text:s/>Engine:</text:span></text:p>
      <text:p text:style-name="P1"><text:span text:style-name="T2"><text:s text:c="2"/>Version: <text:s text:c="9"/>23.0.0-rc.1</text:span></text:p>
      <text:p text:style-name="P1"><text:soft-page-break/><text:span text:style-name="T2"><text:s text:c="2"/>API version: <text:s text:c="5"/>1.42 (minimum version 1.12)</text:span></text:p>
      <text:p text:style-name="P1"><text:span text:style-name="T2"><text:s text:c="2"/>Go version: <text:s text:c="6"/>go1.19.4</text:span></text:p>
      <text:p text:style-name="P1"><text:span text:style-name="T2"><text:s text:c="2"/>Git commit: <text:s text:c="6"/>cba986b</text:span></text:p>
      <text:p text:style-name="P1"><text:span text:style-name="T2"><text:s text:c="2"/>Built: <text:s text:c="11"/>Thu Dec 22 23:36:50 2022</text:span></text:p>
      <text:p text:style-name="P1"><text:span text:style-name="T2"><text:s text:c="2"/>OS/Arch: <text:s text:c="9"/>linux/amd64</text:span></text:p>
      <text:p text:style-name="P1"><text:span text:style-name="T2"><text:s text:c="2"/>Experimental: <text:s text:c="4"/>false</text:span></text:p>
      <text:p text:style-name="P1"><text:span text:style-name="T2"><text:s/>containerd:</text:span></text:p>
      <text:p text:style-name="P1"><text:span text:style-name="T2"><text:s text:c="2"/>Version: <text:s text:c="9"/>1.6.14</text:span></text:p>
      <text:p text:style-name="P1"><text:span text:style-name="T2"><text:s text:c="2"/>GitCommit: <text:s text:c="7"/>9ba4b250366a5ddde94bb7c9d1def331423aa323</text:span></text:p>
      <text:p text:style-name="P1"><text:span text:style-name="T2"><text:s/>runc:</text:span></text:p>
      <text:p text:style-name="P1"><text:span text:style-name="T2"><text:s text:c="2"/>Version: <text:s text:c="9"/>1.1.4</text:span></text:p>
      <text:p text:style-name="P1"><text:span text:style-name="T2"><text:s text:c="2"/>GitCommit: <text:s text:c="7"/>v1.1.4-0-g5fd4c4d</text:span></text:p>
      <text:p text:style-name="P1"><text:span text:style-name="T2"><text:s/>docker-init:</text:span></text:p>
      <text:p text:style-name="P1"><text:span text:style-name="T2"><text:s text:c="2"/>Version: <text:s text:c="9"/>0.19.0</text:span></text:p>
      <text:p text:style-name="P1"><text:span text:style-name="T2"><text:s text:c="2"/>GitCommit: <text:s text:c="7"/>de40ad0</text:span></text:p>
      <text:p text:style-name="P3"/>
      <text:p text:style-name="P1"><text:span text:style-name="T2">================================================================================</text:span></text:p>
      <text:p text:style-name="P3"/>
      <text:p text:style-name="P1"><text:span text:style-name="T2">To run Docker as a non-privileged user, consider setting up the</text:span></text:p>
      <text:p text:style-name="P1"><text:span text:style-name="T2">Docker daemon in rootless mode for your user:</text:span></text:p>
      <text:p text:style-name="P3"/>
      <text:p text:style-name="P1"><text:span text:style-name="T2"><text:s text:c="4"/>dockerd-rootless-setuptool.sh install</text:span></text:p>
      <text:p text:style-name="P3"/>
      <text:p text:style-name="P1"><text:span text:style-name="T2">Visit https://docs.docker.com/go/rootless/ to learn about rootless mode.</text:span></text:p>
      <text:p text:style-name="P3"/>
      <text:p text:style-name="P3"/>
      <text:p text:style-name="P1"><text:span text:style-name="T2">To run the Docker daemon as a fully privileged service, but granting non-root</text:span></text:p>
      <text:p text:style-name="P1"><text:span text:style-name="T2">users access, refer to https://docs.docker.com/go/daemon-access/</text:span></text:p>
      <text:p text:style-name="P3"/>
      <text:p text:style-name="P1"><text:span text:style-name="T2">WARNING: Access to the remote API on a privileged Docker daemon is equivalent</text:span></text:p>
      <text:p text:style-name="P1"><text:span text:style-name="T2"><text:s text:c="9"/>to root access on the host. Refer to the 'Docker daemon attack surface'</text:span></text:p>
      <text:p text:style-name="P1"><text:span text:style-name="T2"><text:s text:c="9"/>documentation for details: https://docs.docker.com/go/attack-surface/</text:span></text:p>
      <text:p text:style-name="P3"/>
      <text:p text:style-name="P1"><text:span text:style-name="T2">================================================================================</text:span></text:p>
      <text:p text:style-name="P3"/>
      <text:p text:style-name="P1"><text:span text:style-name="T4">root@ubuntu1804</text:span><text:span text:style-name="T2">:</text:span><text:span text:style-name="T5">~</text:span><text:span text:style-name="T2"># systemctl is-active docker</text:span></text:p>
      <text:p text:style-name="P1"><text:span text:style-name="T2">active</text:span></text:p>
      <text:p text:style-name="P1"><text:span text:style-name="T4">root@ubuntu1804</text:span><text:span text:style-name="T2">:</text:span><text:span text:style-name="T5">~</text:span><text:span text:style-name="T2"># systemctl status docker</text:span></text:p>
      <text:p text:style-name="P1"><text:span text:style-name="T4">●</text:span><text:span text:style-name="T2"> docker.service - Docker Application Container Engine</text:span></text:p>
      <text:p text:style-name="P1"><text:span text:style-name="T2"><text:s text:c="3"/>Loaded: loaded (/lib/systemd/system/docker.service; enabled; vendor preset: e</text:span></text:p>
      <text:p text:style-name="P1"><text:span text:style-name="T2"><text:s text:c="3"/>Active: </text:span><text:span text:style-name="T4">active (running)</text:span><text:span text:style-name="T2"> since Sun 2023-01-08 05:41:34 UTC; 28s ago</text:span></text:p>
      <text:p text:style-name="P1"><text:span text:style-name="T2"><text:s text:c="5"/>Docs: https://docs.docker.com</text:span></text:p>
      <text:p text:style-name="P1"><text:span text:style-name="T2"><text:s/>Main PID: 3586 (dockerd)</text:span></text:p>
      <text:p text:style-name="P1"><text:span text:style-name="T2"><text:s text:c="4"/>Tasks: 8</text:span></text:p>
      <text:p text:style-name="P1"><text:span text:style-name="T2"><text:s text:c="3"/>CGroup: /system.slice/docker.service</text:span></text:p>
      <text:p text:style-name="P1"><text:span text:style-name="T2"><text:s text:c="11"/>└─3586 /usr/bin/dockerd -H fd:// --containerd=/run/containerd/contain</text:span></text:p>
      <text:p text:style-name="P3"/>
      <text:p text:style-name="P1"><text:soft-page-break/><text:span text:style-name="T2">Jan 08 05:41:33 ubuntu1804.localdomain dockerd[3586]: time="2023-01-08T05:41:33.</text:span></text:p>
      <text:p text:style-name="P1"><text:span text:style-name="T2">Jan 08 05:41:33 ubuntu1804.localdomain dockerd[3586]: time="2023-01-08T05:41:33.</text:span></text:p>
      <text:p text:style-name="P1"><text:span text:style-name="T2">Jan 08 05:41:33 ubuntu1804.localdomain dockerd[3586]: time="2023-01-08T05:41:33.</text:span></text:p>
      <text:p text:style-name="P1"><text:span text:style-name="T2">Jan 08 05:41:33 ubuntu1804.localdomain dockerd[3586]: time="2023-01-08T05:41:33.</text:span></text:p>
      <text:p text:style-name="P1"><text:span text:style-name="T2">Jan 08 05:41:33 ubuntu1804.localdomain dockerd[3586]: time="2023-01-08T05:41:33.</text:span></text:p>
      <text:p text:style-name="P1"><text:span text:style-name="T2">Jan 08 05:41:33 ubuntu1804.localdomain dockerd[3586]: time="2023-01-08T05:41:33.</text:span></text:p>
      <text:p text:style-name="P1"><text:span text:style-name="T2">Jan 08 05:41:33 ubuntu1804.localdomain dockerd[3586]: time="2023-01-08T05:41:33.</text:span></text:p>
      <text:p text:style-name="P1"><text:span text:style-name="T2">Jan 08 05:41:34 ubuntu1804.localdomain dockerd[3586]: time="2023-01-08T05:41:34.</text:span></text:p>
      <text:p text:style-name="P1"><text:span text:style-name="T2">Jan 08 05:41:34 ubuntu1804.localdomain systemd[1]: Started Docker Application Co</text:span></text:p>
      <text:p text:style-name="P1"><text:span text:style-name="T2">Jan 08 05:41:34 ubuntu1804.localdomain dockerd[3586]: time="2023-01-08T05:41:34.</text:span></text:p>
      <text:p text:style-name="P3"/>
      <text:p text:style-name="P1"><text:span text:style-name="T4">root@ubuntu1804</text:span><text:span text:style-name="T2">:</text:span><text:span text:style-name="T5">~</text:span><text:span text:style-name="T2"># </text:span></text:p>
      <text:p text:style-name="P1"><text:span text:style-name="T4">root@ubuntu1804</text:span><text:span text:style-name="T2">:</text:span><text:span text:style-name="T5">~</text:span><text:span text:style-name="T2"># </text:span></text:p>
      <text:p text:style-name="P1"><text:span text:style-name="T4">root@ubuntu1804</text:span><text:span text:style-name="T2">:</text:span><text:span text:style-name="T5">~</text:span><text:span text:style-name="T2"># docker pull nginx</text:span></text:p>
      <text:p text:style-name="P1"><text:span text:style-name="T2">Using default tag: latest</text:span></text:p>
      <text:p text:style-name="P1"><text:span text:style-name="T2">latest: Pulling from library/nginx</text:span></text:p>
      <text:p text:style-name="P1"><text:span text:style-name="T2">3f4ca61aafcd: Pull complete </text:span></text:p>
      <text:p text:style-name="P1"><text:span text:style-name="T2">50c68654b16f: Pull complete </text:span></text:p>
      <text:p text:style-name="P1"><text:span text:style-name="T2">3ed295c083ec: Pull complete </text:span></text:p>
      <text:p text:style-name="P1"><text:span text:style-name="T2">40b838968eea: Pull complete </text:span></text:p>
      <text:p text:style-name="P1"><text:span text:style-name="T2">88d3ab68332d: Pull complete </text:span></text:p>
      <text:p text:style-name="P1"><text:span text:style-name="T2">5f63362a3fa3: Pull complete </text:span></text:p>
      <text:p text:style-name="P1"><text:span text:style-name="T2">Digest: sha256:0047b729188a15da49380d9506d65959cce6d40291ccfb4e039f5dc7efd33286</text:span></text:p>
      <text:p text:style-name="P1"><text:span text:style-name="T2">Status: Downloaded newer image for nginx:latest</text:span></text:p>
      <text:p text:style-name="P1"><text:span text:style-name="T2">docker.io/library/nginx:latest</text:span></text:p>
      <text:p text:style-name="P1"><text:span text:style-name="T4">root@ubuntu1804</text:span><text:span text:style-name="T2">:</text:span><text:span text:style-name="T5">~</text:span><text:span text:style-name="T2"># docker info</text:span></text:p>
      <text:p text:style-name="P1"><text:span text:style-name="T2">Client:</text:span></text:p>
      <text:p text:style-name="P1"><text:span text:style-name="T2"><text:s/>Context: <text:s text:c="3"/>default</text:span></text:p>
      <text:p text:style-name="P1"><text:span text:style-name="T2"><text:s/>Debug Mode: false</text:span></text:p>
      <text:p text:style-name="P1"><text:span text:style-name="T2"><text:s/>Plugins:</text:span></text:p>
      <text:p text:style-name="P1"><text:span text:style-name="T2"><text:s text:c="2"/>buildx: Docker Buildx (Docker Inc.)</text:span></text:p>
      <text:p text:style-name="P1"><text:span text:style-name="T2"><text:s text:c="4"/>Version: <text:s/>v0.10.0-rc2</text:span></text:p>
      <text:p text:style-name="P1"><text:span text:style-name="T2"><text:s text:c="4"/>Path: <text:s text:c="4"/>/usr/libexec/docker/cli-plugins/docker-buildx</text:span></text:p>
      <text:p text:style-name="P1"><text:span text:style-name="T2"><text:s text:c="2"/>compose: Docker Compose (Docker Inc.)</text:span></text:p>
      <text:p text:style-name="P1"><text:span text:style-name="T2"><text:s text:c="4"/>Version: <text:s/>v2.14.2</text:span></text:p>
      <text:p text:style-name="P1"><text:span text:style-name="T2"><text:s text:c="4"/>Path: <text:s text:c="4"/>/usr/libexec/docker/cli-plugins/docker-compose</text:span></text:p>
      <text:p text:style-name="P1"><text:span text:style-name="T2"><text:s text:c="2"/>scan: Docker Scan (Docker Inc.)</text:span></text:p>
      <text:p text:style-name="P1"><text:span text:style-name="T2"><text:s text:c="4"/>Version: <text:s/>v0.23.0</text:span></text:p>
      <text:p text:style-name="P1"><text:span text:style-name="T2"><text:s text:c="4"/>Path: <text:s text:c="4"/>/usr/libexec/docker/cli-plugins/docker-scan</text:span></text:p>
      <text:p text:style-name="P3"/>
      <text:p text:style-name="P1"><text:span text:style-name="T2">Server:</text:span></text:p>
      <text:p text:style-name="P1"><text:span text:style-name="T2"><text:s/>Containers: 0</text:span></text:p>
      <text:p text:style-name="P1"><text:span text:style-name="T2"><text:s text:c="2"/>Running: 0</text:span></text:p>
      <text:p text:style-name="P1"><text:span text:style-name="T2"><text:s text:c="2"/>Paused: 0</text:span></text:p>
      <text:p text:style-name="P1"><text:span text:style-name="T2"><text:s text:c="2"/>Stopped: 0</text:span></text:p>
      <text:p text:style-name="P1"><text:soft-page-break/><text:span text:style-name="T2"><text:s/>Images: 1</text:span></text:p>
      <text:p text:style-name="P1"><text:span text:style-name="T2"><text:s/>Server Version: 23.0.0-rc.1</text:span></text:p>
      <text:p text:style-name="P1"><text:span text:style-name="T2"><text:s/>Storage Driver: overlay2</text:span></text:p>
      <text:p text:style-name="P1"><text:span text:style-name="T2"><text:s text:c="2"/>Backing Filesystem: extfs</text:span></text:p>
      <text:p text:style-name="P1"><text:span text:style-name="T2"><text:s text:c="2"/>Supports d_type: true</text:span></text:p>
      <text:p text:style-name="P1"><text:span text:style-name="T2"><text:s text:c="2"/>Using metacopy: false</text:span></text:p>
      <text:p text:style-name="P1"><text:span text:style-name="T2"><text:s text:c="2"/>Native Overlay Diff: true</text:span></text:p>
      <text:p text:style-name="P1"><text:span text:style-name="T2"><text:s text:c="2"/>userxattr: false</text:span></text:p>
      <text:p text:style-name="P1"><text:span text:style-name="T2"><text:s/>Logging Driver: json-file</text:span></text:p>
      <text:p text:style-name="P1"><text:span text:style-name="T2"><text:s/>Cgroup Driver: cgroupfs</text:span></text:p>
      <text:p text:style-name="P1"><text:span text:style-name="T2"><text:s/>Cgroup Version: 1</text:span></text:p>
      <text:p text:style-name="P1"><text:span text:style-name="T2"><text:s/>Plugins:</text:span></text:p>
      <text:p text:style-name="P1"><text:span text:style-name="T2"><text:s text:c="2"/>Volume: local</text:span></text:p>
      <text:p text:style-name="P1"><text:span text:style-name="T2"><text:s text:c="2"/>Network: bridge host ipvlan macvlan null overlay</text:span></text:p>
      <text:p text:style-name="P1"><text:span text:style-name="T2"><text:s text:c="2"/>Log: awslogs fluentd gcplogs gelf journald json-file local logentries splunk syslog</text:span></text:p>
      <text:p text:style-name="P1"><text:span text:style-name="T2"><text:s/>Swarm: inactive</text:span></text:p>
      <text:p text:style-name="P1"><text:span text:style-name="T2"><text:s/>Runtimes: io.containerd.runc.v2 runc</text:span></text:p>
      <text:p text:style-name="P1"><text:span text:style-name="T2"><text:s/>Default Runtime: runc</text:span></text:p>
      <text:p text:style-name="P1"><text:span text:style-name="T2"><text:s/>Init Binary: docker-init</text:span></text:p>
      <text:p text:style-name="P1"><text:span text:style-name="T2"><text:s/>containerd version: 9ba4b250366a5ddde94bb7c9d1def331423aa323</text:span></text:p>
      <text:p text:style-name="P1"><text:span text:style-name="T2"><text:s/>runc version: v1.1.4-0-g5fd4c4d</text:span></text:p>
      <text:p text:style-name="P1"><text:span text:style-name="T2"><text:s/>init version: de40ad0</text:span></text:p>
      <text:p text:style-name="P1"><text:span text:style-name="T2"><text:s/>Security Options:</text:span></text:p>
      <text:p text:style-name="P1"><text:span text:style-name="T2"><text:s text:c="2"/>apparmor</text:span></text:p>
      <text:p text:style-name="P1"><text:span text:style-name="T2"><text:s text:c="2"/>seccomp</text:span></text:p>
      <text:p text:style-name="P1"><text:span text:style-name="T2"><text:s text:c="3"/>Profile: builtin</text:span></text:p>
      <text:p text:style-name="P1"><text:span text:style-name="T2"><text:s/>Kernel Version: 4.15.0-200-generic</text:span></text:p>
      <text:p text:style-name="P1"><text:span text:style-name="T2"><text:s/>Operating System: Ubuntu 18.04.6 LTS</text:span></text:p>
      <text:p text:style-name="P1"><text:span text:style-name="T2"><text:s/>OSType: linux</text:span></text:p>
      <text:p text:style-name="P1"><text:span text:style-name="T2"><text:s/>Architecture: x86_64</text:span></text:p>
      <text:p text:style-name="P1"><text:span text:style-name="T2"><text:s/>CPUs: 2</text:span></text:p>
      <text:p text:style-name="P1"><text:span text:style-name="T2"><text:s/>Total Memory: 1.946GiB</text:span></text:p>
      <text:p text:style-name="P1"><text:span text:style-name="T2"><text:s/>Name: ubuntu1804.localdomain</text:span></text:p>
      <text:p text:style-name="P1"><text:span text:style-name="T2"><text:s/>ID: 87827bfb-ed8c-4fa2-89ba-92fdb6b5f8e3</text:span></text:p>
      <text:p text:style-name="P1"><text:span text:style-name="T2"><text:s/>Docker Root Dir: /var/lib/docker</text:span></text:p>
      <text:p text:style-name="P1"><text:span text:style-name="T2"><text:s/>Debug Mode: false</text:span></text:p>
      <text:p text:style-name="P1"><text:span text:style-name="T2"><text:s/>Registry: https://index.docker.io/v1/</text:span></text:p>
      <text:p text:style-name="P1"><text:span text:style-name="T2"><text:s/>Experimental: false</text:span></text:p>
      <text:p text:style-name="P1"><text:span text:style-name="T2"><text:s/>Insecure Registries:</text:span></text:p>
      <text:p text:style-name="P1"><text:span text:style-name="T2"><text:s text:c="2"/>127.0.0.0/8</text:span></text:p>
      <text:p text:style-name="P1"><text:span text:style-name="T2"><text:s/>Live Restore Enabled: false</text:span></text:p>
      <text:p text:style-name="P3"/>
      <text:p text:style-name="P1"><text:span text:style-name="T2">WARNING: No swap limit support</text:span></text:p>
      <text:p text:style-name="P1"><text:span text:style-name="T4">root@ubuntu1804</text:span><text:span text:style-name="T2">:</text:span><text:span text:style-name="T5">~</text:span><text:span text:style-name="T2"># docker system df</text:span></text:p>
      <text:p text:style-name="P1"><text:span text:style-name="T2">TYPE <text:s text:c="11"/>TOTAL <text:s text:c="4"/>ACTIVE <text:s text:c="3"/>SIZE <text:s text:c="5"/>RECLAIMABLE</text:span></text:p>
      <text:p text:style-name="P1"><text:span text:style-name="T2">Images <text:s text:c="9"/>1 <text:s text:c="8"/>0 <text:s text:c="8"/>141.8MB <text:s text:c="2"/>141.8MB (100%)</text:span></text:p>
      <text:p text:style-name="P1"><text:span text:style-name="T2">Containers <text:s text:c="5"/>0 <text:s text:c="8"/>0 <text:s text:c="8"/>0B <text:s text:c="7"/>0B</text:span></text:p>
      <text:p text:style-name="P1"><text:span text:style-name="T2">Local Volumes <text:s text:c="2"/>0 <text:s text:c="8"/>0 <text:s text:c="8"/>0B <text:s text:c="7"/>0B</text:span></text:p>
      <text:p text:style-name="P1"><text:span text:style-name="T2">Build Cache <text:s text:c="4"/>0 <text:s text:c="8"/>0 <text:s text:c="8"/>0B <text:s text:c="7"/>0B</text:span></text:p>
      <text:p text:style-name="P1"><text:span text:style-name="T4">root@ubuntu1804</text:span><text:span text:style-name="T2">:</text:span><text:span text:style-name="T5">~</text:span><text:span text:style-name="T2"># docker inspect nginx</text:span></text:p>
      <text:p text:style-name="P1"><text:span text:style-name="T2">[</text:span></text:p>
      <text:p text:style-name="P1"><text:span text:style-name="T2"><text:s text:c="4"/>{</text:span></text:p>
      <text:p text:style-name="P1"><text:span text:style-name="T2"><text:s text:c="8"/>"Id": "sha256:1403e55ab369cd1c8039c34e6b4d47ca40bbde39c371254c7cba14756f472f52",</text:span></text:p>
      <text:p text:style-name="P1"><text:soft-page-break/><text:span text:style-name="T2"><text:s text:c="8"/>"RepoTags": [</text:span></text:p>
      <text:p text:style-name="P1"><text:span text:style-name="T2"><text:s text:c="12"/>"nginx:latest"</text:span></text:p>
      <text:p text:style-name="P1"><text:span text:style-name="T2"><text:s text:c="8"/>],</text:span></text:p>
      <text:p text:style-name="P1"><text:span text:style-name="T2"><text:s text:c="8"/>"RepoDigests": [</text:span></text:p>
      <text:p text:style-name="P1"><text:span text:style-name="T2"><text:s text:c="12"/>"nginx@sha256:0047b729188a15da49380d9506d65959cce6d40291ccfb4e039f5dc7efd33286"</text:span></text:p>
      <text:p text:style-name="P1"><text:span text:style-name="T2"><text:s text:c="8"/>],</text:span></text:p>
      <text:p text:style-name="P1"><text:span text:style-name="T2"><text:s text:c="8"/>"Parent": "",</text:span></text:p>
      <text:p text:style-name="P1"><text:span text:style-name="T2"><text:s text:c="8"/>"Comment": "",</text:span></text:p>
      <text:p text:style-name="P1"><text:span text:style-name="T2"><text:s text:c="8"/>"Created": "2022-12-21T11:28:36.032076444Z",</text:span></text:p>
      <text:p text:style-name="P1"><text:span text:style-name="T2"><text:s text:c="8"/>"Container": "998db7a2435fd5f47cc2066317b9c502c84c6d386ee02e932fcae89b956d64d1",</text:span></text:p>
      <text:p text:style-name="P1"><text:span text:style-name="T2"><text:s text:c="8"/>"ContainerConfig": {</text:span></text:p>
      <text:p text:style-name="P1"><text:span text:style-name="T2"><text:s text:c="12"/>"Hostname": "998db7a2435f",</text:span></text:p>
      <text:p text:style-name="P1"><text:span text:style-name="T2"><text:s text:c="12"/>"Domainname": "",</text:span></text:p>
      <text:p text:style-name="P1"><text:span text:style-name="T2"><text:s text:c="12"/>"User": "",</text:span></text:p>
      <text:p text:style-name="P1"><text:span text:style-name="T2"><text:s text:c="12"/>"AttachStdin": false,</text:span></text:p>
      <text:p text:style-name="P1"><text:span text:style-name="T2"><text:s text:c="12"/>"AttachStdout": false,</text:span></text:p>
      <text:p text:style-name="P1"><text:span text:style-name="T2"><text:s text:c="12"/>"AttachStderr": false,</text:span></text:p>
      <text:p text:style-name="P1"><text:span text:style-name="T2"><text:s text:c="12"/>"ExposedPorts": {</text:span></text:p>
      <text:p text:style-name="P1"><text:span text:style-name="T2"><text:s text:c="16"/>"80/tcp": {}</text:span></text:p>
      <text:p text:style-name="P1"><text:span text:style-name="T2"><text:s text:c="12"/>},</text:span></text:p>
      <text:p text:style-name="P1"><text:span text:style-name="T2"><text:s text:c="12"/>"Tty": false,</text:span></text:p>
      <text:p text:style-name="P1"><text:span text:style-name="T2"><text:s text:c="12"/>"OpenStdin": false,</text:span></text:p>
      <text:p text:style-name="P1"><text:span text:style-name="T2"><text:s text:c="12"/>"StdinOnce": false,</text:span></text:p>
      <text:p text:style-name="P1"><text:span text:style-name="T2"><text:s text:c="12"/>"Env": [</text:span></text:p>
      <text:p text:style-name="P1"><text:span text:style-name="T2"><text:s text:c="16"/>"PATH=/usr/local/sbin:/usr/local/bin:/usr/sbin:/usr/bin:/sbin:/bin",</text:span></text:p>
      <text:p text:style-name="P1"><text:span text:style-name="T2"><text:s text:c="16"/>"NGINX_VERSION=1.23.3",</text:span></text:p>
      <text:p text:style-name="P1"><text:span text:style-name="T2"><text:s text:c="16"/>"NJS_VERSION=0.7.9",</text:span></text:p>
      <text:p text:style-name="P1"><text:span text:style-name="T2"><text:s text:c="16"/>"PKG_RELEASE=1~bullseye"</text:span></text:p>
      <text:p text:style-name="P1"><text:span text:style-name="T2"><text:s text:c="12"/>],</text:span></text:p>
      <text:p text:style-name="P1"><text:span text:style-name="T2"><text:s text:c="12"/>"Cmd": [</text:span></text:p>
      <text:p text:style-name="P1"><text:span text:style-name="T2"><text:s text:c="16"/>"/bin/sh",</text:span></text:p>
      <text:p text:style-name="P1"><text:span text:style-name="T2"><text:s text:c="16"/>"-c",</text:span></text:p>
      <text:p text:style-name="P1"><text:span text:style-name="T2"><text:s text:c="16"/>"#(nop) ",</text:span></text:p>
      <text:p text:style-name="P1"><text:span text:style-name="T2"><text:s text:c="16"/>"CMD [\"nginx\" \"-g\" \"daemon off;\"]"</text:span></text:p>
      <text:p text:style-name="P1"><text:span text:style-name="T2"><text:s text:c="12"/>],</text:span></text:p>
      <text:p text:style-name="P1"><text:span text:style-name="T2"><text:s text:c="12"/>"Image": "sha256:54be6ffbe9af301b35b9af81ecfae9044801d34e735798a0607839ba6a10ff23",</text:span></text:p>
      <text:p text:style-name="P1"><text:span text:style-name="T2"><text:s text:c="12"/>"Volumes": null,</text:span></text:p>
      <text:p text:style-name="P1"><text:span text:style-name="T2"><text:s text:c="12"/>"WorkingDir": "",</text:span></text:p>
      <text:p text:style-name="P1"><text:span text:style-name="T2"><text:s text:c="12"/>"Entrypoint": [</text:span></text:p>
      <text:p text:style-name="P1"><text:span text:style-name="T2"><text:s text:c="16"/>"/docker-entrypoint.sh"</text:span></text:p>
      <text:p text:style-name="P1"><text:span text:style-name="T2"><text:s text:c="12"/>],</text:span></text:p>
      <text:p text:style-name="P1"><text:span text:style-name="T2"><text:s text:c="12"/>"OnBuild": null,</text:span></text:p>
      <text:p text:style-name="P1"><text:span text:style-name="T2"><text:s text:c="12"/>"Labels": {</text:span></text:p>
      <text:p text:style-name="P1"><text:span text:style-name="T2"><text:s text:c="16"/>"maintainer": "NGINX Docker Maintainers &lt;docker-maint@nginx.com&gt;"</text:span></text:p>
      <text:p text:style-name="P1"><text:span text:style-name="T2"><text:s text:c="12"/>},</text:span></text:p>
      <text:p text:style-name="P1"><text:span text:style-name="T2"><text:s text:c="12"/>"StopSignal": "SIGQUIT"</text:span></text:p>
      <text:p text:style-name="P1"><text:span text:style-name="T2"><text:s text:c="8"/>},</text:span></text:p>
      <text:p text:style-name="P1"><text:span text:style-name="T2"><text:s text:c="8"/>"DockerVersion": "20.10.12",</text:span></text:p>
      <text:p text:style-name="P1"><text:span text:style-name="T2"><text:s text:c="8"/>"Author": "",</text:span></text:p>
      <text:p text:style-name="P1"><text:soft-page-break/><text:span text:style-name="T2"><text:s text:c="8"/>"Config": {</text:span></text:p>
      <text:p text:style-name="P1"><text:span text:style-name="T2"><text:s text:c="12"/>"Hostname": "",</text:span></text:p>
      <text:p text:style-name="P1"><text:span text:style-name="T2"><text:s text:c="12"/>"Domainname": "",</text:span></text:p>
      <text:p text:style-name="P1"><text:span text:style-name="T2"><text:s text:c="12"/>"User": "",</text:span></text:p>
      <text:p text:style-name="P1"><text:span text:style-name="T2"><text:s text:c="12"/>"AttachStdin": false,</text:span></text:p>
      <text:p text:style-name="P1"><text:span text:style-name="T2"><text:s text:c="12"/>"AttachStdout": false,</text:span></text:p>
      <text:p text:style-name="P1"><text:span text:style-name="T2"><text:s text:c="12"/>"AttachStderr": false,</text:span></text:p>
      <text:p text:style-name="P1"><text:span text:style-name="T2"><text:s text:c="12"/>"ExposedPorts": {</text:span></text:p>
      <text:p text:style-name="P1"><text:span text:style-name="T2"><text:s text:c="16"/>"80/tcp": {}</text:span></text:p>
      <text:p text:style-name="P1"><text:span text:style-name="T2"><text:s text:c="12"/>},</text:span></text:p>
      <text:p text:style-name="P1"><text:span text:style-name="T2"><text:s text:c="12"/>"Tty": false,</text:span></text:p>
      <text:p text:style-name="P1"><text:span text:style-name="T2"><text:s text:c="12"/>"OpenStdin": false,</text:span></text:p>
      <text:p text:style-name="P1"><text:span text:style-name="T2"><text:s text:c="12"/>"StdinOnce": false,</text:span></text:p>
      <text:p text:style-name="P1"><text:span text:style-name="T2"><text:s text:c="12"/>"Env": [</text:span></text:p>
      <text:p text:style-name="P1"><text:span text:style-name="T2"><text:s text:c="16"/>"PATH=/usr/local/sbin:/usr/local/bin:/usr/sbin:/usr/bin:/sbin:/bin",</text:span></text:p>
      <text:p text:style-name="P1"><text:span text:style-name="T2"><text:s text:c="16"/>"NGINX_VERSION=1.23.3",</text:span></text:p>
      <text:p text:style-name="P1"><text:span text:style-name="T2"><text:s text:c="16"/>"NJS_VERSION=0.7.9",</text:span></text:p>
      <text:p text:style-name="P1"><text:span text:style-name="T2"><text:s text:c="16"/>"PKG_RELEASE=1~bullseye"</text:span></text:p>
      <text:p text:style-name="P1"><text:span text:style-name="T2"><text:s text:c="12"/>],</text:span></text:p>
      <text:p text:style-name="P1"><text:span text:style-name="T2"><text:s text:c="12"/>"Cmd": [</text:span></text:p>
      <text:p text:style-name="P1"><text:span text:style-name="T2"><text:s text:c="16"/>"nginx",</text:span></text:p>
      <text:p text:style-name="P1"><text:span text:style-name="T2"><text:s text:c="16"/>"-g",</text:span></text:p>
      <text:p text:style-name="P1"><text:span text:style-name="T2"><text:s text:c="16"/>"daemon off;"</text:span></text:p>
      <text:p text:style-name="P1"><text:span text:style-name="T2"><text:s text:c="12"/>],</text:span></text:p>
      <text:p text:style-name="P1"><text:span text:style-name="T2"><text:s text:c="12"/>"Image": "sha256:54be6ffbe9af301b35b9af81ecfae9044801d34e735798a0607839ba6a10ff23",</text:span></text:p>
      <text:p text:style-name="P1"><text:span text:style-name="T2"><text:s text:c="12"/>"Volumes": null,</text:span></text:p>
      <text:p text:style-name="P1"><text:span text:style-name="T2"><text:s text:c="12"/>"WorkingDir": "",</text:span></text:p>
      <text:p text:style-name="P1"><text:span text:style-name="T2"><text:s text:c="12"/>"Entrypoint": [</text:span></text:p>
      <text:p text:style-name="P1"><text:span text:style-name="T2"><text:s text:c="16"/>"/docker-entrypoint.sh"</text:span></text:p>
      <text:p text:style-name="P1"><text:span text:style-name="T2"><text:s text:c="12"/>],</text:span></text:p>
      <text:p text:style-name="P1"><text:span text:style-name="T2"><text:s text:c="12"/>"OnBuild": null,</text:span></text:p>
      <text:p text:style-name="P1"><text:span text:style-name="T2"><text:s text:c="12"/>"Labels": {</text:span></text:p>
      <text:p text:style-name="P1"><text:span text:style-name="T2"><text:s text:c="16"/>"maintainer": "NGINX Docker Maintainers &lt;docker-maint@nginx.com&gt;"</text:span></text:p>
      <text:p text:style-name="P1"><text:span text:style-name="T2"><text:s text:c="12"/>},</text:span></text:p>
      <text:p text:style-name="P1"><text:span text:style-name="T2"><text:s text:c="12"/>"StopSignal": "SIGQUIT"</text:span></text:p>
      <text:p text:style-name="P1"><text:span text:style-name="T2"><text:s text:c="8"/>},</text:span></text:p>
      <text:p text:style-name="P1"><text:span text:style-name="T2"><text:s text:c="8"/>"Architecture": "amd64",</text:span></text:p>
      <text:p text:style-name="P1"><text:span text:style-name="T2"><text:s text:c="8"/>"Os": "linux",</text:span></text:p>
      <text:p text:style-name="P1"><text:span text:style-name="T2"><text:s text:c="8"/>"Size": 141812353,</text:span></text:p>
      <text:p text:style-name="P1"><text:span text:style-name="T2"><text:s text:c="8"/>"VirtualSize": 141812353,</text:span></text:p>
      <text:p text:style-name="P1"><text:span text:style-name="T2"><text:s text:c="8"/>"GraphDriver": {</text:span></text:p>
      <text:p text:style-name="P1"><text:span text:style-name="T2"><text:s text:c="12"/>"Data": {</text:span></text:p>
      <text:p text:style-name="P1"><text:span text:style-name="T2"><text:s text:c="16"/>"LowerDir": "/var/lib/docker/overlay2/3940ed2717a18243f591aad022c61ee500747be1c3b015e6cbb44898d0791206/diff:/var/lib/docker/overlay2/a0be2e97b63307cff96fed7f9fb575837757f4631b76ef3f28be77165db7e178/diff:/var/lib/docker/overlay2/bd8a2cc84400d52674b1c970ebe139015f20588d967e251490f84da20911b32e/diff:/var/lib/docker/overlay2/889148b4a2368ec9f8259283d9d8e69739cdddcf5f9c8d289a386471576ce1af/diff:/var/lib/docker/overlay2/afe43df0f729761d1bfbdfdb64510b93d31e7ce4561ebae55702824303bcb087/diff",</text:span></text:p>
      <text:p text:style-name="P1"><text:soft-page-break/><text:span text:style-name="T2"><text:s text:c="16"/>"MergedDir": "/var/lib/docker/overlay2/6b8f619932c49c9eb5fff7ae3aa132fda52fa64c4964b5c934f9ef6add962b2d/merged",</text:span></text:p>
      <text:p text:style-name="P1"><text:span text:style-name="T2"><text:s text:c="16"/>"UpperDir": "/var/lib/docker/overlay2/6b8f619932c49c9eb5fff7ae3aa132fda52fa64c4964b5c934f9ef6add962b2d/diff",</text:span></text:p>
      <text:p text:style-name="P1"><text:span text:style-name="T2"><text:s text:c="16"/>"WorkDir": "/var/lib/docker/overlay2/6b8f619932c49c9eb5fff7ae3aa132fda52fa64c4964b5c934f9ef6add962b2d/work"</text:span></text:p>
      <text:p text:style-name="P1"><text:span text:style-name="T2"><text:s text:c="12"/>},</text:span></text:p>
      <text:p text:style-name="P1"><text:span text:style-name="T2"><text:s text:c="12"/>"Name": "overlay2"</text:span></text:p>
      <text:p text:style-name="P1"><text:span text:style-name="T2"><text:s text:c="8"/>},</text:span></text:p>
      <text:p text:style-name="P1"><text:span text:style-name="T2"><text:s text:c="8"/>"RootFS": {</text:span></text:p>
      <text:p text:style-name="P1"><text:span text:style-name="T2"><text:s text:c="12"/>"Type": "layers",</text:span></text:p>
      <text:p text:style-name="P1"><text:span text:style-name="T2"><text:s text:c="12"/>"Layers": [</text:span></text:p>
      <text:p text:style-name="P1"><text:span text:style-name="T2"><text:s text:c="16"/>"sha256:8a70d251b65364698f195f5a0b424e0d67de81307b79afbe662abd797068a069",</text:span></text:p>
      <text:p text:style-name="P1"><text:span text:style-name="T2"><text:s text:c="16"/>"sha256:2dadbc36c170719f910a91a5417bf49deabd05bc39ccff3819a391462675ecd0",</text:span></text:p>
      <text:p text:style-name="P1"><text:span text:style-name="T2"><text:s text:c="16"/>"sha256:2b3eec3578075bf2ebce00bd6958f1c21b4b5624fcdde301a01b4bda7b8a9bc7",</text:span></text:p>
      <text:p text:style-name="P1"><text:span text:style-name="T2"><text:s text:c="16"/>"sha256:d13aea24d2cb0aee650b72ffa8a0c7863a5b06327542ae46fe5987f223cb836c",</text:span></text:p>
      <text:p text:style-name="P1"><text:span text:style-name="T2"><text:s text:c="16"/>"sha256:9a0ef04f57f54323637935c32b46a2cae3e0451a39b1c306d5b4bc6d4f479e0b",</text:span></text:p>
      <text:p text:style-name="P1"><text:span text:style-name="T2"><text:s text:c="16"/>"sha256:c72d75f45e5b50e9d16b482faac4646268abc644f1bd68dc2f45100defcf08a2"</text:span></text:p>
      <text:p text:style-name="P1"><text:span text:style-name="T2"><text:s text:c="12"/>]</text:span></text:p>
      <text:p text:style-name="P1"><text:span text:style-name="T2"><text:s text:c="8"/>},</text:span></text:p>
      <text:p text:style-name="P1"><text:span text:style-name="T2"><text:s text:c="8"/>"Metadata": {</text:span></text:p>
      <text:p text:style-name="P1"><text:span text:style-name="T2"><text:s text:c="12"/>"LastTagTime": "0001-01-01T00:00:00Z"</text:span></text:p>
      <text:p text:style-name="P1"><text:span text:style-name="T2"><text:s text:c="8"/>}</text:span></text:p>
      <text:p text:style-name="P1"><text:span text:style-name="T2"><text:s text:c="4"/>}</text:span></text:p>
      <text:p text:style-name="P1"><text:span text:style-name="T2">]</text:span></text:p>
      <text:p text:style-name="P1"><text:span text:style-name="T4">root@ubuntu1804</text:span><text:span text:style-name="T2">:</text:span><text:span text:style-name="T5">~</text:span><text:span text:style-name="T2"># docker search registry.access.redhat.com/httpd</text:span></text:p>
      <text:p text:style-name="P1"><text:span text:style-name="T2">NAME <text:s text:c="46"/>DESCRIPTION <text:s text:c="36"/>STARS <text:s text:c="4"/>OFFICIAL <text:s text:c="2"/>AUTOMATED</text:span></text:p>
      <text:p text:style-name="P1"><text:span text:style-name="T2">ubi9/httpd-24 <text:s text:c="37"/>rhcc_registry.access.redhat.com_ubi9/httpd-24 <text:s text:c="2"/>0 <text:s text:c="19"/></text:span></text:p>
      <text:p text:style-name="P1"><text:span text:style-name="T2">rhscl/httpd-24-rhel7 <text:s text:c="30"/>Apache HTTP 2.4 Server <text:s text:c="25"/>0 <text:s text:c="19"/></text:span></text:p>
      <text:p text:style-name="P1"><text:span text:style-name="T2">rhscl/varnish-4-rhel7 <text:s text:c="29"/>Varnish 4 high-performance HTTP accelerator <text:s text:c="4"/>0 <text:s text:c="19"/></text:span></text:p>
      <text:p text:style-name="P1"><text:span text:style-name="T2">rhmap45/httpd <text:s text:c="37"/>Provides an extension to the RHSCL Httpd ima… <text:s text:c="2"/>0 <text:s text:c="19"/></text:span></text:p>
      <text:p text:style-name="P1"><text:span text:style-name="T2">rhmap44/httpd <text:s text:c="37"/>Provides an extension to the RHSCL Httpd Doc… <text:s text:c="2"/>0 <text:s text:c="19"/></text:span></text:p>
      <text:p text:style-name="P1"><text:span text:style-name="T2">rhmap42/httpd <text:s text:c="37"/>Provides an extension to the RHSCL Httpd Doc… <text:s text:c="2"/>0 <text:s text:c="19"/></text:span></text:p>
      <text:p text:style-name="P1"><text:soft-page-break/><text:span text:style-name="T2">openshift3/ose-egress-http-proxy <text:s text:c="18"/>This is the egress router HTTP proxy for Ope… <text:s text:c="2"/>0 <text:s text:c="19"/></text:span></text:p>
      <text:p text:style-name="P1"><text:span text:style-name="T2">rhmap46/httpd <text:s text:c="37"/>Provides an extension to the RHSCL Httpd ima… <text:s text:c="2"/>0 <text:s text:c="19"/></text:span></text:p>
      <text:p text:style-name="P1"><text:span text:style-name="T2">cloudforms47/cfme-openshift-httpd <text:s text:c="17"/>CloudForms 4.7 APP image for OpenShift <text:s text:c="9"/>0 <text:s text:c="19"/></text:span></text:p>
      <text:p text:style-name="P1"><text:span text:style-name="T2">rhscl/varnish-6-rhel7 <text:s text:c="29"/>Varnish available as container is a base pla… <text:s text:c="2"/>0 <text:s text:c="19"/></text:span></text:p>
      <text:p text:style-name="P1"><text:span text:style-name="T2">cloudforms46-beta/cfme-openshift-httpd <text:s text:c="12"/>CloudForms is a management and automation pl… <text:s text:c="2"/>0 <text:s text:c="19"/></text:span></text:p>
      <text:p text:style-name="P1"><text:span text:style-name="T2">ubi8/httpd-24 <text:s text:c="37"/>Platform for running Apache httpd 2.4 or bui… <text:s text:c="2"/>0 <text:s text:c="19"/></text:span></text:p>
      <text:p text:style-name="P1"><text:span text:style-name="T2">cloudforms46/cfme-openshift-httpd <text:s text:c="17"/>Web Server image for a multi-pod Red Hat® Cl… <text:s text:c="2"/>0 <text:s text:c="19"/></text:span></text:p>
      <text:p text:style-name="P1"><text:span text:style-name="T2">rhmap43/httpd <text:s text:c="37"/>Provides an extension to the RHSCL Httpd Doc… <text:s text:c="2"/>0 <text:s text:c="19"/></text:span></text:p>
      <text:p text:style-name="P1"><text:span text:style-name="T2">rhmap47/httpd <text:s text:c="37"/>Provides an extension to the RHSCL Httpd ima… <text:s text:c="2"/>0 <text:s text:c="19"/></text:span></text:p>
      <text:p text:style-name="P1"><text:span text:style-name="T2">rhscl/varnish-5-rhel7 <text:s text:c="29"/>Varnish available as container is a base pla… <text:s text:c="2"/>0 <text:s text:c="19"/></text:span></text:p>
      <text:p text:style-name="P1"><text:span text:style-name="T2">openshift3/prometheus-alert-buffer <text:s text:c="16"/>A small server that saves incoming webhook J… <text:s text:c="2"/>0 <text:s text:c="19"/></text:span></text:p>
      <text:p text:style-name="P1"><text:span text:style-name="T2">openshift3/ose-f5-router <text:s text:c="26"/>The F5 router plug-in integrates with an exi… <text:s text:c="2"/>0 <text:s text:c="19"/></text:span></text:p>
      <text:p text:style-name="P1"><text:span text:style-name="T2">openshift3/ose-haproxy-router <text:s text:c="21"/>Default router implementation for OpenShift … <text:s text:c="2"/>0 <text:s text:c="19"/></text:span></text:p>
      <text:p text:style-name="P1"><text:span text:style-name="T2">cloudforms46-beta/cfme-httpd-configmap-generator <text:s text:c="2"/>CloudForms is a management and automation pl… <text:s text:c="2"/>0 <text:s text:c="19"/></text:span></text:p>
      <text:p text:style-name="P1"><text:span text:style-name="T2">cloudforms46/cfme-httpd-configmap-generator <text:s text:c="7"/>External Authentication configuration mappin… <text:s text:c="2"/>0 <text:s text:c="19"/></text:span></text:p>
      <text:p text:style-name="P1"><text:span text:style-name="T2">cloudforms47/cfme-httpd-configmap-generator <text:s text:c="7"/>CloudForms 4.7 APP image for OpenShift <text:s text:c="9"/>0 <text:s text:c="19"/></text:span></text:p>
      <text:p text:style-name="P1"><text:span text:style-name="T2">rhscl/s2i-core-rhel7 <text:s text:c="30"/>The s2i core container image serves as a bas… <text:s text:c="2"/>0 <text:s text:c="19"/></text:span></text:p>
      <text:p text:style-name="P1"><text:span text:style-name="T2">rhscl/nginx-112-rhel7 <text:s text:c="29"/>Nginx is a web server and a reverse proxy se… <text:s text:c="2"/>0 <text:s text:c="19"/></text:span></text:p>
      <text:p text:style-name="P1"><text:span text:style-name="T2">cloudforms46/cfme-openshift-app <text:s text:c="19"/>Red Hat® CloudForms Appliance image to be us… <text:s text:c="2"/>0 <text:s text:c="19"/></text:span></text:p>
      <text:p text:style-name="P1"><text:span text:style-name="T2">3scale-amp22/backend <text:s text:c="30"/>3scale is an API Management Platform suitabl… <text:s text:c="2"/>0 <text:s text:c="19"/></text:span></text:p>
      <text:p text:style-name="P1"><text:span text:style-name="T2">rhscl/nginx-114-rhel7 <text:s text:c="29"/>Nginx is a web server and a reverse proxy se… <text:s text:c="2"/>0 <text:s text:c="19"/></text:span></text:p>
      <text:p text:style-name="P1"><text:span text:style-name="T4">root@ubuntu1804</text:span><text:span text:style-name="T2">:</text:span><text:span text:style-name="T5">~</text:span><text:span text:style-name="T2"># docker search registry.access.redhat.com/ubi9/httpd-24</text:span></text:p>
      <text:p text:style-name="P1"><text:span text:style-name="T2">NAME <text:s text:c="11"/>DESCRIPTION <text:s text:c="36"/>STARS <text:s text:c="4"/>OFFICIAL <text:s text:c="2"/>AUTOMATED</text:span></text:p>
      <text:p text:style-name="P1"><text:span text:style-name="T2">ubi9/httpd-24 <text:s text:c="2"/>rhcc_registry.access.redhat.com_ubi9/httpd-24 <text:s text:c="2"/>0 <text:s text:c="19"/></text:span></text:p>
      <text:p text:style-name="P1"><text:span text:style-name="T4">root@ubuntu1804</text:span><text:span text:style-name="T2">:</text:span><text:span text:style-name="T5">~</text:span><text:span text:style-name="T2"># docker pullh registry.access.redhat.com/ubi9/httpd-24</text:span></text:p>
      <text:p text:style-name="P1"><text:span text:style-name="T2">docker: 'pullh' is not a docker command.</text:span></text:p>
      <text:p text:style-name="P1"><text:span text:style-name="T2">See 'docker --help'</text:span></text:p>
      <text:p text:style-name="P1"><text:span text:style-name="T4">root@ubuntu1804</text:span><text:span text:style-name="T2">:</text:span><text:span text:style-name="T5">~</text:span><text:span text:style-name="T2"># docker pull registry.access.redhat.com/ubi9/httpd-24</text:span></text:p>
      <text:p text:style-name="P1"><text:span text:style-name="T2">Using default tag: latest</text:span></text:p>
      <text:p text:style-name="P1"><text:span text:style-name="T2">latest: Pulling from ubi9/httpd-24</text:span></text:p>
      <text:p text:style-name="P1"><text:span text:style-name="T2">04dc13843981: Pull complete </text:span></text:p>
      <text:p text:style-name="P1"><text:span text:style-name="T2">176fc1146d3f: Pull complete </text:span></text:p>
      <text:p text:style-name="P1"><text:span text:style-name="T2">98b6a0815c04: Pull complete </text:span></text:p>
      <text:p text:style-name="P1"><text:soft-page-break/><text:span text:style-name="T2">Digest: sha256:f0e195c9962985b5d62a295e2373316b9146500357847ceb0a033ae9e0b67d7b</text:span></text:p>
      <text:p text:style-name="P1"><text:span text:style-name="T2">Status: Downloaded newer image for registry.access.redhat.com/ubi9/httpd-24:latest</text:span></text:p>
      <text:p text:style-name="P1"><text:span text:style-name="T2">registry.access.redhat.com/ubi9/httpd-24:latest</text:span></text:p>
      <text:p text:style-name="P1"><text:span text:style-name="T4">root@ubuntu1804</text:span><text:span text:style-name="T2">:</text:span><text:span text:style-name="T5">~</text:span><text:span text:style-name="T2"># docker images</text:span></text:p>
      <text:p text:style-name="P1"><text:span text:style-name="T2">REPOSITORY <text:s text:c="32"/>TAG <text:s text:c="6"/>IMAGE ID <text:s text:c="6"/>CREATED <text:s text:c="6"/>SIZE</text:span></text:p>
      <text:p text:style-name="P1"><text:span text:style-name="T2">nginx <text:s text:c="37"/>latest <text:s text:c="3"/>1403e55ab369 <text:s text:c="2"/>2 weeks ago <text:s text:c="2"/>142MB</text:span></text:p>
      <text:p text:style-name="P1"><text:span text:style-name="T2">registry.access.redhat.com/ubi9/httpd-24 <text:s text:c="2"/>latest <text:s text:c="3"/>e5c0d1ddb1f5 <text:s text:c="2"/>5 weeks ago <text:s text:c="2"/>366MB</text:span></text:p>
      <text:p text:style-name="P1"><text:span text:style-name="T4">root@ubuntu1804</text:span><text:span text:style-name="T2">:</text:span><text:span text:style-name="T5">~</text:span><text:span text:style-name="T2"># docker rmi e5c</text:span></text:p>
      <text:p text:style-name="P1"><text:span text:style-name="T2">Untagged: registry.access.redhat.com/ubi9/httpd-24:latest</text:span></text:p>
      <text:p text:style-name="P1"><text:span text:style-name="T2">Untagged: registry.access.redhat.com/ubi9/httpd-24@sha256:f0e195c9962985b5d62a295e2373316b9146500357847ceb0a033ae9e0b67d7b</text:span></text:p>
      <text:p text:style-name="P1"><text:span text:style-name="T2">Deleted: sha256:e5c0d1ddb1f5ed7c26bcc6c561fe4dca1e27937c825d2ca4cee6f3d404c93546</text:span></text:p>
      <text:p text:style-name="P1"><text:span text:style-name="T2">Deleted: sha256:b85e0ac29e266927cf6c64a8ca17255f4d4ae06ad01a563b48541cdfc65f4295</text:span></text:p>
      <text:p text:style-name="P1"><text:span text:style-name="T2">Deleted: sha256:bc5d3d997a97e12914b3696056a5b952a934ce6b24f808a81a2cc46acc9b8f9a</text:span></text:p>
      <text:p text:style-name="P1"><text:span text:style-name="T2">Deleted: sha256:ce9d08ae8f9927d284c3e9cd8e01fb1ccb35f3ccb58316e99172a48fb539f003</text:span></text:p>
      <text:p text:style-name="P1"><text:span text:style-name="T4">root@ubuntu1804</text:span><text:span text:style-name="T2">:</text:span><text:span text:style-name="T5">~</text:span><text:span text:style-name="T2"># docker images</text:span></text:p>
      <text:p text:style-name="P1"><text:span text:style-name="T2">REPOSITORY <text:s text:c="2"/>TAG <text:s text:c="6"/>IMAGE ID <text:s text:c="6"/>CREATED <text:s text:c="6"/>SIZE</text:span></text:p>
      <text:p text:style-name="P1"><text:span text:style-name="T2">nginx <text:s text:c="7"/>latest <text:s text:c="3"/>1403e55ab369 <text:s text:c="2"/>2 weeks ago <text:s text:c="2"/>142MB</text:span></text:p>
      <text:p text:style-name="P1"><text:span text:style-name="T4">root@ubuntu1804</text:span><text:span text:style-name="T2">:</text:span><text:span text:style-name="T5">~</text:span><text:span text:style-name="T2"># docker rmi -f $(docker images -q)</text:span></text:p>
      <text:p text:style-name="P1"><text:span text:style-name="T2">Untagged: nginx:latest</text:span></text:p>
      <text:p text:style-name="P1"><text:span text:style-name="T2">Untagged: nginx@sha256:0047b729188a15da49380d9506d65959cce6d40291ccfb4e039f5dc7efd33286</text:span></text:p>
      <text:p text:style-name="P1"><text:span text:style-name="T2">Deleted: sha256:1403e55ab369cd1c8039c34e6b4d47ca40bbde39c371254c7cba14756f472f52</text:span></text:p>
      <text:p text:style-name="P1"><text:span text:style-name="T2">Deleted: sha256:0274f249eda4c376bde7cbe0b719ea3aef10201846d7262f37f7a0fc0b4fcf90</text:span></text:p>
      <text:p text:style-name="P1"><text:span text:style-name="T2">Deleted: sha256:e01fc49cb889c5dd6b11390e9863ba00f886315c5a403ee5955fb5c88d2aa576</text:span></text:p>
      <text:p text:style-name="P1"><text:span text:style-name="T2">Deleted: sha256:b2a367ee540c5d40c704fdece005b422f55f85a61b96a25bd99d6847669958a0</text:span></text:p>
      <text:p text:style-name="P1"><text:span text:style-name="T2">Deleted: sha256:2c1c6d39cbcc4767b0798aacc03f203951057e77c5edebca1fdfbcd4997f2919</text:span></text:p>
      <text:p text:style-name="P1"><text:span text:style-name="T2">Deleted: sha256:d260638126e1d2d3202dec36b67f124624fbcdad3afedd334e7260bf75dad8da</text:span></text:p>
      <text:p text:style-name="P1"><text:span text:style-name="T2">Deleted: sha256:8a70d251b65364698f195f5a0b424e0d67de81307b79afbe662abd797068a069</text:span></text:p>
      <text:p text:style-name="P1"><text:span text:style-name="T4">root@ubuntu1804</text:span><text:span text:style-name="T2">:</text:span><text:span text:style-name="T5">~</text:span><text:span text:style-name="T2"># docker images</text:span></text:p>
      <text:p text:style-name="P1"><text:span text:style-name="T2">REPOSITORY <text:s text:c="2"/>TAG <text:s text:c="6"/>IMAGE ID <text:s text:c="2"/>CREATED <text:s text:c="2"/>SIZE</text:span></text:p>
      <text:p text:style-name="P1"><text:span text:style-name="T4">root@ubuntu1804</text:span><text:span text:style-name="T2">:</text:span><text:span text:style-name="T5">~</text:span><text:span text:style-name="T2"># </text:span></text:p>
      <text:p text:style-name="P1"><text:span text:style-name="T4">root@ubuntu1804</text:span><text:span text:style-name="T2">:</text:span><text:span text:style-name="T5">~</text:span><text:span text:style-name="T2"># docker image prune</text:span></text:p>
      <text:p text:style-name="P1"><text:span text:style-name="T2">WARNING! This will remove all dangling images.</text:span></text:p>
      <text:p text:style-name="P1"><text:span text:style-name="T2">Are you sure you want to continue? [y/N] y</text:span></text:p>
      <text:p text:style-name="P1"><text:span text:style-name="T2">Total reclaimed space: 0B</text:span></text:p>
      <text:p text:style-name="P1"><text:span text:style-name="T4">root@ubuntu1804</text:span><text:span text:style-name="T2">:</text:span><text:span text:style-name="T5">~</text:span><text:span text:style-name="T2"># docker volume prune</text:span></text:p>
      <text:p text:style-name="P1"><text:soft-page-break/><text:span text:style-name="T2">WARNING! This will remove all local volumes not used by at least one container.</text:span></text:p>
      <text:p text:style-name="P1"><text:span text:style-name="T2">Are you sure you want to continue? [y/N] y</text:span></text:p>
      <text:p text:style-name="P1"><text:span text:style-name="T2">Total reclaimed space: 0B</text:span></text:p>
      <text:p text:style-name="P1"><text:span text:style-name="T4">root@ubuntu1804</text:span><text:span text:style-name="T2">:</text:span><text:span text:style-name="T5">~</text:span><text:span text:style-name="T2"># exit</text:span></text:p>
      <text:p text:style-name="P1"><text:span text:style-name="T2">logout</text:span></text:p>
      <text:p text:style-name="P1"><text:span text:style-name="T4">vagrant@ubuntu1804</text:span><text:span text:style-name="T2">:</text:span><text:span text:style-name="T5">~</text:span><text:span text:style-name="T2">$ exit</text:span></text:p>
      <text:p text:style-name="P1"><text:span text:style-name="T2">logout</text:span></text:p>
      <text:p text:style-name="P1"><text:span text:style-name="T2">Connection to 127.0.0.1 closed.</text:span></text:p>
      <text:p text:style-name="P1"><text:span text:style-name="T2">bash-5.2$ exit</text:span></text:p>
      <text:p text:style-name="P1"><text:span text:style-name="T2">exit</text:span></text:p>
      <text:p text:style-name="Standard"><text:span text:style-name="T2">swarnavs-MacBook-Air:~ swarnavpaul$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1:19:52.938341926</meta:creation-date>
    <dc:date>2023-01-08T11:24:28.077410539</dc:date>
    <meta:editing-duration>PT4M36S</meta:editing-duration>
    <meta:editing-cycles>1</meta:editing-cycles>
    <meta:document-statistic meta:table-count="0" meta:image-count="0" meta:object-count="0" meta:page-count="12" meta:paragraph-count="471" meta:word-count="1873" meta:character-count="22183" meta:non-whitespace-character-count="17087"/>
    <meta:generator>LibreOffice/7.4.3.2$MacOSX_X86_64 LibreOffice_project/1048a8393ae2eeec98dff31b5c133c5f1d08b890</meta:generator>
  </office:meta>
</office:document-meta>
</file>